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7pt" style:font-size-asian="7pt" style:font-size-complex="7pt"/>
    </style:style>
    <style:style style:name="P2" style:family="paragraph" style:parent-style-name="Standard">
      <style:text-properties style:font-name="Liberation Mono" fo:font-size="7pt" officeooo:paragraph-rsid="0022cbad" style:font-size-asian="7pt" style:font-size-complex="7pt"/>
    </style:style>
    <style:style style:name="T1" style:family="text">
      <style:text-properties officeooo:rsid="0022cb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If a cell has exactly 3 active neighbors, then it will be active in the next step</text:p>
      <text:p text:style-name="P1"/>
      <text:p text:style-name="P2">- <text:span text:style-name="T1">I</text:span>f a cell has exactly 2 active neighbors, and it is currently active, then it will be active in the next step</text:p>
      <text:p text:style-name="P2"/>
      <text:p text:style-name="P1">- Otherwise, the cell will be inactive in the next step</text:p>
      <text:p text:style-name="P1"/>
      <text:p text:style-name="P1">Blinker:</text:p>
      <text:p text:style-name="P1"/>
      <text:p text:style-name="P1">┌───┬───┬───┬───┬───┐ <text:s text:c="3"/>┌───┬───┬───┬───┬───┐ <text:s text:c="3"/>┌───┬───┬───┬───┬───┐</text:p>
      <text:p text:style-name="P1">│ <text:s text:c="2"/>│ <text:s text:c="2"/>│ <text:s text:c="2"/>│ <text:s text:c="2"/>│ <text:s text:c="2"/>│ <text:s text:c="3"/>│ <text:s text:c="2"/>│ <text:s text:c="2"/>│ <text:s text:c="2"/>│ <text:s text:c="2"/>│ <text:s text:c="2"/>│ <text:s text:c="3"/>│ <text:s text:c="2"/>│ <text:s text:c="2"/>│ <text:s text:c="2"/>│ <text:s text:c="2"/>│ <text:s text:c="2"/>│</text:p>
      <text:p text:style-name="P1">├───┼───┼───┼───┼───┤ <text:s text:c="3"/>├───┼───┼───┼───┼───┤ <text:s text:c="3"/>├───┼───┼───┼───┼───┤</text:p>
      <text:p text:style-name="P1">│ <text:s text:c="2"/>│ <text:s text:c="2"/>│███│ <text:s text:c="2"/>│ <text:s text:c="2"/>│ <text:s text:c="3"/>│ <text:s text:c="2"/>│ <text:s text:c="2"/>│ <text:s text:c="2"/>│ <text:s text:c="2"/>│ <text:s text:c="2"/>│ <text:s text:c="3"/>│ <text:s text:c="2"/>│ <text:s text:c="2"/>│ <text:s text:c="2"/>│ <text:s text:c="2"/>│ <text:s text:c="2"/>│</text:p>
      <text:p text:style-name="P1">├───┼───┼───┼───┼───┤ <text:s text:c="3"/>├───┼───┼───┼───┼───┤ <text:s text:c="3"/>├───┼───┼───┼───┼───┤</text:p>
      <text:p text:style-name="P1">│ <text:s text:c="2"/>│ <text:s text:c="2"/>│███│ <text:s text:c="2"/>│ <text:s text:c="2"/>│ <text:s text:c="3"/>│ <text:s text:c="2"/>│ <text:s text:c="2"/>│ <text:s text:c="2"/>│ <text:s text:c="2"/>│ <text:s text:c="2"/>│ <text:s text:c="3"/>│ <text:s text:c="2"/>│ <text:s text:c="2"/>│ <text:s text:c="2"/>│ <text:s text:c="2"/>│ <text:s text:c="2"/>│</text:p>
      <text:p text:style-name="P1">├───┼───┼───┼───┼───┤ <text:s text:c="3"/>├───┼───┼───┼───┼───┤ <text:s text:c="3"/>├───┼───┼───┼───┼───┤</text:p>
      <text:p text:style-name="P1">│ <text:s text:c="2"/>│ <text:s text:c="2"/>│███│ <text:s text:c="2"/>│ <text:s text:c="2"/>│ <text:s text:c="3"/>│ <text:s text:c="2"/>│ <text:s text:c="2"/>│ <text:s text:c="2"/>│ <text:s text:c="2"/>│ <text:s text:c="2"/>│ <text:s text:c="3"/>│ <text:s text:c="2"/>│ <text:s text:c="2"/>│ <text:s text:c="2"/>│ <text:s text:c="2"/>│ <text:s text:c="2"/>│</text:p>
      <text:p text:style-name="P1">├───┼───┼───┼───┼───┤ <text:s text:c="3"/>├───┼───┼───┼───┼───┤ <text:s text:c="3"/>├───┼───┼───┼───┼───┤</text:p>
      <text:p text:style-name="P1">│ <text:s text:c="2"/>│ <text:s text:c="2"/>│ <text:s text:c="2"/>│ <text:s text:c="2"/>│ <text:s text:c="2"/>│ <text:s text:c="3"/>│ <text:s text:c="2"/>│ <text:s text:c="2"/>│ <text:s text:c="2"/>│ <text:s text:c="2"/>│ <text:s text:c="2"/>│ <text:s text:c="3"/>│ <text:s text:c="2"/>│ <text:s text:c="2"/>│ <text:s text:c="2"/>│ <text:s text:c="2"/>│ <text:s text:c="2"/>│</text:p>
      <text:p text:style-name="P1">└───┴───┴───┴───┴───┘ <text:s text:c="3"/>└───┴───┴───┴───┴───┘ <text:s text:c="3"/>└───┴───┴───┴───┴───┘</text:p>
      <text:p text:style-name="P1"/>
      <text:p text:style-name="P1">Loaf:</text:p>
      <text:p text:style-name="P1"/>
      <text:p text:style-name="P1">┌───┬───┬───┬───┬───┬───┐ <text:s text:c="4"/>┌───┬───┬───┬───┬───┬───┐</text:p>
      <text:p text:style-name="P1"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</text:p>
      <text:p text:style-name="P1">├───┼───┼───┼───┼───┼───┤ <text:s text:c="4"/>├───┼───┼───┼───┼───┼───┤</text:p>
      <text:p text:style-name="P1">│ <text:s text:c="2"/>│ <text:s text:c="2"/>│███│███│ <text:s text:c="2"/>│ <text:s text:c="2"/>│ <text:s text:c="4"/>│ <text:s text:c="2"/>│ <text:s text:c="2"/>│ <text:s text:c="2"/>│ <text:s text:c="2"/>│ <text:s text:c="2"/>│ <text:s text:c="2"/>│</text:p>
      <text:p text:style-name="P1">├───┼───┼───┼───┼───┼───┤ <text:s text:c="4"/>├───┼───┼───┼───┼───┼───┤</text:p>
      <text:p text:style-name="P1">│ <text:s text:c="2"/>│███│ <text:s text:c="2"/>│ <text:s text:c="2"/>│███│ <text:s text:c="2"/>│ <text:s text:c="4"/>│ <text:s text:c="2"/>│ <text:s text:c="2"/>│ <text:s text:c="2"/>│ <text:s text:c="2"/>│ <text:s text:c="2"/>│ <text:s text:c="2"/>│</text:p>
      <text:p text:style-name="P1">├───┼───┼───┼───┼───┼───┤ <text:s text:c="4"/>├───┼───┼───┼───┼───┼───┤</text:p>
      <text:p text:style-name="P1">│ <text:s text:c="2"/>│ <text:s text:c="2"/>│███│ <text:s text:c="2"/>│███│ <text:s text:c="2"/>│ <text:s text:c="4"/>│ <text:s text:c="2"/>│ <text:s text:c="2"/>│ <text:s text:c="2"/>│ <text:s text:c="2"/>│ <text:s text:c="2"/>│ <text:s text:c="2"/>│</text:p>
      <text:p text:style-name="P1">├───┼───┼───┼───┼───┼───┤ <text:s text:c="4"/>├───┼───┼───┼───┼───┼───┤</text:p>
      <text:p text:style-name="P1">│ <text:s text:c="2"/>│ <text:s text:c="2"/>│ <text:s text:c="2"/>│███│ <text:s text:c="2"/>│ <text:s text:c="2"/>│ <text:s text:c="4"/>│ <text:s text:c="2"/>│ <text:s text:c="2"/>│ <text:s text:c="2"/>│ <text:s text:c="2"/>│ <text:s text:c="2"/>│ <text:s text:c="2"/>│</text:p>
      <text:p text:style-name="P1">├───┼───┼───┼───┼───┼───┤ <text:s text:c="4"/>├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</text:p>
      <text:p text:style-name="P1">└───┴───┴───┴───┴───┴───┘ <text:s text:c="4"/>└───┴───┴───┴───┴───┴───┘</text:p>
      <text:p text:style-name="P1"/>
      <text:p text:style-name="P1">Glider:</text:p>
      <text:p text:style-name="P1"/>
      <text:p text:style-name="P1">┌───┬───┬───┬───┬───┬───┬───┐ <text:s text:c="4"/>┌───┬───┬───┬───┬───┬───┬───┐ <text:s text:c="4"/>┌───┬───┬───┬───┬───┬───┬───┐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███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███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███│███│███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└───┴───┴───┴───┴───┴───┴───┘ <text:s text:c="4"/>└───┴───┴───┴───┴───┴───┴───┘ <text:s text:c="4"/>└───┴───┴───┴───┴───┴───┴───┘</text:p>
      <text:p text:style-name="P1"/>
      <text:p text:style-name="P1">┌───┬───┬───┬───┬───┬───┬───┐ <text:s text:c="4"/>┌───┬───┬───┬───┬───┬───┬───┐ <text:s text:c="4"/>┌───┬───┬───┬───┬───┬───┬───┐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└───┴───┴───┴───┴───┴───┴───┘ <text:s text:c="4"/>└───┴───┴───┴───┴───┴───┴───┘ <text:s text:c="4"/>└───┴───┴───┴───┴───┴───┴───┘</text:p>
      <text:p text:style-name="P1"/>
      <text:p text:style-name="P1">┌───┬───┬───┬───┬───┬───┬───┐ <text:s text:c="4"/>┌───┬───┬───┬───┬───┬───┬───┐ <text:s text:c="4"/>┌───┬───┬───┬───┬───┬───┬───┐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└───┴───┴───┴───┴───┴───┴───┘ <text:s text:c="4"/>└───┴───┴───┴───┴───┴───┴───┘ <text:s text:c="4"/>└───┴───┴───┴───┴───┴───┴───┘</text:p>
      <text:p text:style-name="P1"><text:soft-page-break/>Octagon 2:</text:p>
      <text:p text:style-name="P1"/>
      <text:p text:style-name="P1">┌───┬───┬───┬───┬───┬───┬───┬───┬───┬───┐ <text:s text:c="4"/>┌───┬───┬───┬───┬───┬───┬───┬───┬───┬───┐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███│███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███│ <text:s text:c="2"/>│ <text:s text:c="2"/>│███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███│ <text:s text:c="2"/>│ <text:s text:c="2"/>│ <text:s text:c="2"/>│ <text:s text:c="2"/>│███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███│ <text:s text:c="2"/>│ <text:s text:c="2"/>│ <text:s text:c="2"/>│ <text:s text:c="2"/>│ <text:s text:c="2"/>│ <text:s text:c="2"/>│███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███│ <text:s text:c="2"/>│ <text:s text:c="2"/>│ <text:s text:c="2"/>│ <text:s text:c="2"/>│ <text:s text:c="2"/>│ <text:s text:c="2"/>│███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███│ <text:s text:c="2"/>│ <text:s text:c="2"/>│ <text:s text:c="2"/>│ <text:s text:c="2"/>│███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███│ <text:s text:c="2"/>│ <text:s text:c="2"/>│███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███│███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└───┴───┴───┴───┴───┴───┴───┴───┴───┴───┘ <text:s text:c="4"/>└───┴───┴───┴───┴───┴───┴───┴───┴───┴───┘</text:p>
      <text:p text:style-name="P1"/>
      <text:p text:style-name="P1">┌───┬───┬───┬───┬───┬───┬───┬───┬───┬───┐ <text:s text:c="4"/>┌───┬───┬───┬───┬───┬───┬───┬───┬───┬───┐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└───┴───┴───┴───┴───┴───┴───┴───┴───┴───┘ <text:s text:c="4"/>└───┴───┴───┴───┴───┴───┴───┴───┴───┴───┘</text:p>
      <text:p text:style-name="P1"/>
      <text:p text:style-name="P1">┌───┬───┬───┬───┬───┬───┬───┬───┬───┬───┐ <text:s text:c="4"/>┌───┬───┬───┬───┬───┬───┬───┬───┬───┬───┐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└───┴───┴───┴───┴───┴───┴───┴───┴───┴───┘ <text:s text:c="4"/>└───┴───┴───┴───┴───┴───┴───┴───┴───┴───┘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18:02:43.029404613</meta:creation-date>
    <dc:date>2026-03-02T14:25:15.909394076</dc:date>
    <meta:editing-duration>PT15M30S</meta:editing-duration>
    <meta:editing-cycles>3</meta:editing-cycles>
    <meta:generator>LibreOffice/24.8.3.2$Linux_X86_64 LibreOffice_project/480$Build-2</meta:generator>
    <meta:document-statistic meta:table-count="0" meta:image-count="0" meta:object-count="0" meta:page-count="2" meta:paragraph-count="139" meta:word-count="1534" meta:character-count="11621" meta:non-whitespace-character-count="7182"/>
  </office:meta>
</office:document-meta>
</file>